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Web" style:family="paragraph">
      <style:paragraph-properties fo:background-color="#FFFFFF"/>
      <style:text-properties style:font-name="Arial" style:font-name-complex="Arial" fo:color="#0A0A0A" fo:font-size="10.5pt" style:font-size-asian="10.5pt" style:font-size-complex="10.5pt" fo:background-color="#FFFFFF"/>
    </style:style>
    <style:style style:name="P3" style:parent-style-name="NormalWeb" style:family="paragraph">
      <style:paragraph-properties fo:background-color="#FFFFFF"/>
    </style:style>
    <style:style style:name="T4" style:parent-style-name="DefaultParagraphFont" style:family="text">
      <style:text-properties style:font-name="Arial" style:font-name-complex="Arial" fo:color="#0A0A0A" fo:font-size="10.5pt" style:font-size-asian="10.5pt" style:font-size-complex="10.5pt"/>
    </style:style>
    <style:style style:name="T5" style:parent-style-name="DefaultParagraphFont" style:family="text">
      <style:text-properties style:font-name="Arial" style:font-name-complex="Arial" fo:color="#0A0A0A" fo:font-size="10.5pt" style:font-size-asian="10.5pt" style:font-size-complex="10.5pt" fo:background-color="#FFFFFF"/>
    </style:style>
    <style:style style:name="P6" style:parent-style-name="NormalWeb" style:family="paragraph">
      <style:paragraph-properties fo:background-color="#FFFFFF"/>
      <style:text-properties style:font-name="Arial" style:font-name-complex="Arial" fo:color="#0A0A0A" fo:font-size="10.5pt" style:font-size-asian="10.5pt" style:font-size-complex="10.5pt" fo:background-color="#FFFFFF"/>
    </style:style>
    <style:style style:name="P7" style:parent-style-name="NormalWeb" style:family="paragraph">
      <style:paragraph-properties fo:background-color="#FFFFFF"/>
      <style:text-properties style:font-name="Arial" style:font-name-complex="Arial" fo:color="#0A0A0A" fo:font-size="10.5pt" style:font-size-asian="10.5pt" style:font-size-complex="10.5pt" fo:background-color="#FFFFFF"/>
    </style:style>
    <style:style style:name="P8" style:parent-style-name="NormalWeb" style:family="paragraph">
      <style:paragraph-properties fo:background-color="#FFFFFF"/>
      <style:text-properties style:font-name="Arial" style:font-name-complex="Arial" fo:color="#0A0A0A" fo:font-size="10.5pt" style:font-size-asian="10.5pt" style:font-size-complex="10.5pt" fo:background-color="#FFFFFF"/>
    </style:style>
    <style:style style:name="P9"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0"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1"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2"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3"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4"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5"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6"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7"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8"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19" style:parent-style-name="Normal" style:list-style-name="LFO1" style:family="paragraph">
      <style:paragraph-properties style:vertical-align="baseline" fo:margin-bottom="0in" style:line-height-at-least="0.2708in" fo:margin-left="0in" fo:background-color="#FFFFFF">
        <style:tab-stops>
          <style:tab-stop style:type="left" style:position="0.5in"/>
        </style:tab-stops>
      </style:paragraph-properties>
      <style:text-properties style:font-name="Arial" style:font-name-asian="Times New Roman" style:font-name-complex="Arial" fo:color="#0A0A0A" fo:font-size="10.5pt" style:font-size-asian="10.5pt" style:font-size-complex="10.5pt" fo:language="en" fo:country="IN" style:language-asian="en" style:country-asian="IN"/>
    </style:style>
    <style:style style:name="P20" style:parent-style-name="Normal" style:list-style-name="LFO1" style:family="paragraph">
      <style:paragraph-properties style:vertical-align="baseline" fo:margin-top="0.0694in" fo:margin-bottom="0.0694in" fo:line-height="100%" fo:margin-left="0in" fo:background-color="#FFFFFF">
        <style:tab-stops>
          <style:tab-stop style:type="left" style:position="0.5in"/>
        </style:tab-stops>
      </style:paragraph-properties>
    </style:style>
    <style:style style:name="T21" style:parent-style-name="DefaultParagraphFont" style:family="text">
      <style:text-properties style:font-name="Arial" style:font-name-asian="Times New Roman" style:font-name-complex="Arial" fo:color="#0A0A0A" fo:font-size="10.5pt" style:font-size-asian="10.5pt" style:font-size-complex="10.5pt" fo:language="en" fo:country="IN" style:language-asian="en" style:country-asian="IN"/>
    </style:style>
    <style:style style:name="T22" style:parent-style-name="DefaultParagraphFont" style:family="text">
      <style:text-properties style:font-name="Arial" style:font-name-asian="Times New Roman" style:font-name-complex="Arial" fo:color="#0A0A0A" fo:font-size="10.5pt" style:font-size-asian="10.5pt" style:font-size-complex="10.5pt" fo:language="en" fo:country="IN" style:language-asian="en" style:country-asian="IN"/>
    </style:style>
    <style:style style:name="P23" style:parent-style-name="Normal" style:family="paragraph">
      <style:text-properties fo:language="en" fo:country="US"/>
    </style:style>
  </office:automatic-styles>
  <office:body>
    <office:text text:use-soft-page-breaks="true">
      <text:p text:style-name="P1">Lead Automation Engr_Roles_Responsibilites:</text:p>
      <text:p text:style-name="P2">Responsibilities &amp; Qualities of a Lead Automation Test Engineer are: </text:p>
      <text:p text:style-name="P3"><text:span text:style-name="T4"><text:line-break/></text:span><text:span text:style-name="T5">The Senior Test Automation Engineer will lead the effort to build new test frameworks and or extend existing frameworks.<text:s/></text:span></text:p>
      <text:p text:style-name="P6">The tool/s accommodates both functional and load testing. These frameworks allow us to perform end-to-end testing in multi-component environments.</text:p>
      <text:p text:style-name="P7">He will working with the test engineers to design and develop a reusable architecture for the test automation.</text:p>
      <text:p text:style-name="P8">The Framework or Automation Architecture should consist the following: </text:p>
      <text:list text:style-name="LFO1" text:continue-numbering="true">
        <text:list-item>
          <text:p text:style-name="P9">Prepare Reusable functions, which improve the robustness, re-usability, and maintainability of their test scripts.</text:p>
        </text:list-item>
        <text:list-item>
          <text:p text:style-name="P10">The framework should be designed in such a way that it increases and speeds up their productivity.</text:p>
        </text:list-item>
        <text:list-item>
          <text:p text:style-name="P11">The engineer also must support the framework/s, for example, supporting dev/qa with issues using the tool. The engineer will implement automation test scripts. Integration with the test management tool is also, planned.</text:p>
        </text:list-item>
        <text:list-item>
          <text:p text:style-name="P12">The Senior Test Automation Engineer must be able to take on leadership responsibilities and influence the direction of the automation effort, and its schedule and prioritization.</text:p>
        </text:list-item>
        <text:list-item>
          <text:p text:style-name="P13">The engineer will work with management, developers, and quality assurance personnel, to meet these goals.</text:p>
        </text:list-item>
        <text:list-item>
          <text:p text:style-name="P14">Additionally the Test Automation Engineer will also be involved in supporting the build master implement/improve build test processes, environments, and scripts. These build tests ensure that the code drops to quality assurance are of the highest quality.</text:p>
        </text:list-item>
        <text:list-item>
          <text:p text:style-name="P15">ADDITIONAL</text:p>
        </text:list-item>
        <text:list-item>
          <text:p text:style-name="P16">He will provide a practical approach to complex product testing, specifically in the areas of the automation of test cases for the purposes of regression testing. You will be a creative and proactive thinker and you will make use of current technologies to provide extensible automation infrastructures.</text:p>
        </text:list-item>
        <text:list-item>
          <text:p text:style-name="P17">He will review product requirements, functional and design specifications to determine and prepare automated test cases.</text:p>
        </text:list-item>
        <text:list-item>
          <text:p text:style-name="P18">He will work closely with other QC team members to automate the execution and verification of reports created by the various company products.</text:p>
        </text:list-item>
        <text:list-item>
          <text:p text:style-name="P19">He will work closely with various Dev team members to understand testing objectives and ensure that problems are resolved in a timely and efficient manner.</text:p>
        </text:list-item>
        <text:list-item>
          <text:p text:style-name="P20"><text:span text:style-name="T21">He will be part of a team focusing on automation of an identified set of migration tests, checking they run correctly and working within the infrastructure. The team would focus on develop and test these automation buckets which would be executed by other<text:s/></text:span><text:span text:style-name="T22">teams.</text:span></text:p>
        </text:list-item>
      </text:list>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4-28T09:17:00Z</meta:creation-date>
    <dc:date>2019-04-28T09:19:00Z</dc:date>
    <meta:template xlink:href="Normal" xlink:type="simple"/>
    <meta:editing-cycles>3</meta:editing-cycles>
    <meta:editing-duration>PT120S</meta:editing-duration>
    <meta:document-statistic meta:page-count="2" meta:paragraph-count="5" meta:word-count="379" meta:character-count="2536" meta:row-count="18" meta:non-whitespace-character-count="2162"/>
  </office:meta>
</office:document-meta>
</file>